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sting in Ruby</text:p>
          </draw:text-box>
        </draw:frame>
        <draw:frame presentation:style-name="pr2" draw:layer="layout" svg:width="25.199cm" svg:height="13.882cm" svg:x="1.524cm" svg:y="4.826cm" presentation:class="outline" presentation:user-transformed="true">
          <draw:text-box>
            <text:p>AI Investing History</text:p>
            <text:list text:style-name="L2">
              <text:list-item>
                <text:p>John L. Kelley, Jr.</text:p>
                <text:list>
                  <text:list-item>
                    <text:p>Kelley criterion</text:p>
                  </text:list-item>
                </text:list>
              </text:list-item>
              <text:list-item>
                <text:p>Edward O. Thorp</text:p>
                <text:list>
                  <text:list-item>
                    <text:p>Blackjack to markets</text:p>
                  </text:list-item>
                </text:list>
              </text:list-item>
              <text:list-item>
                <text:p>Hugh Everett III</text:p>
                <text:list>
                  <text:list-item>
                    <text:p>Physics to markets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vesting Basic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damental analysis</text:p>
                <text:list>
                  <text:list-item>
                    <text:p>Benjamin Graham, Warren Buffet</text:p>
                  </text:list-item>
                  <text:list-item>
                    <text:p>Revenues, Earnings, Growth</text:p>
                  </text:list-item>
                  <text:list-item>
                    <text:p>Due Diligence</text:p>
                  </text:list-item>
                  <text:list-item>
                    <text:p>Long term</text:p>
                  </text:list-item>
                  <text:list-item>
                    <text:p>Domain Specific Languages</text:p>
                  </text:list-item>
                </text:list>
              </text:list-item>
              <text:list-item>
                <text:p>Technical analysis</text:p>
                <text:list>
                  <text:list-item>
                    <text:p>Price, volume</text:p>
                  </text:list-item>
                  <text:list-item>
                    <text:p>Cycles, bottoms, tops</text:p>
                  </text:list-item>
                  <text:list-item>
                    <text:p>Measuring fear and greed</text:p>
                  </text:list-item>
                  <text:list-item>
                    <text:p>Short ter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Colle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sources</text:p>
                <text:list>
                  <text:list-item>
                    <text:p><text:a xlink:href="https://finance.yahoo.com/" xlink:type="simple">finance.yahoo.com</text:a></text:p>
                  </text:list-item>
                  <text:list-item>
                    <text:p><text:a xlink:href="http://eoddata.com/" xlink:type="simple">eoddata.com</text:a></text:p>
                  </text:list-item>
                  <text:list-item>
                    <text:p><text:a xlink:href="https://www.otcmarkets.com/market-activity/corporate-actions" xlink:type="simple">otcmarkets.com/market-activity/corporate-actions</text:a></text:p>
                  </text:list-item>
                  <text:list-item>
                    <text:p><text:a xlink:href="http://dividendhistory.org/" xlink:type="simple">dividendhistory.org</text:a></text:p>
                  </text:list-item>
                  <text:list-item>
                    <text:p><text:a xlink:href="http://www.day-trading-stocks.org/market-data-feeds.html" xlink:type="simple">www.day-trading-stocks.org</text:a></text:p>
                  </text:list-item>
                </text:list>
              </text:list-item>
              <text:list-item>
                <text:p>More data sources</text:p>
                <text:list>
                  <text:list-item>
                    <text:p>Think outside the box. <text:s/>interest rates, commodity prices, volatility</text:p>
                  </text:list-item>
                  <text:list-item>
                    <text:p>Long term or country to country. Demographics, GDP, infrastructure. Evaluate management (both corporate and political). Warren Buffet does this. Are you smarter than Warren Buffet?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the neural net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eparing the data</text:p>
                <text:list>
                  <text:list-item>
                    <text:p>Normalize the data to have mean zero, with minimum of -1 and maximum of +1</text:p>
                  </text:list-item>
                  <text:list-item>
                    <text:p><text:s/>Make sure your normalization does not cluster the data to a small part of the range</text:p>
                  </text:list-item>
                  <text:list-item>
                    <text:p>For financial markets, make sure to include both bull and bear market training data.</text:p>
                  </text:list-item>
                </text:list>
              </text:list-item>
              <text:list-item>
                <text:p>Training algorithm</text:p>
                <text:list>
                  <text:list-item>
                    <text:p>It’s better (faster) to randomly choose a series of data than do a run through all the <text:s/>training data</text:p>
                  </text:list-item>
                  <text:list-item>
                    <text:p>Place more weight on borderline cases, and much less weight on clear buy/don’t buy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’s Only a Mode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ue diligence! Due diligence! Due diligence! Do not trade something just because the algorithm says so. </text:p>
              </text:list-item>
              <text:list-item>
                <text:p><text:a xlink:href="../The%20%22Short%20Term%20Stock%20Selector%22%20Designed%20by%20Robert%20Hesler%20-%20CXO%20Advisory.html" xlink:type="simple">Short Term Stock Selector</text:a></text:p>
                <text:list>
                  <text:list-item>
                    <text:p>40% annual return or 6%? (A: 18%)</text:p>
                  </text:list-item>
                  <text:list-item>
                    <text:p>Monte Carlo Simulator</text:p>
                  </text:list-item>
                </text:list>
              </text:list-item>
              <text:list-item>
                <text:p>Cautionary tales</text:p>
                <text:list>
                  <text:list-item>
                    <text:p><text:a xlink:href="https://en.wikipedia.org/wiki/Long-Term_Capital_Management" xlink:type="simple">Long Term Capital Management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th/statistics</text:p>
                <text:list>
                  <text:list-item>
                    <text:p><text:a xlink:href="https://link.springer.com/book/10.1007%2Fb137351" xlink:type="simple">The Statistical Mechanics of Financial Markets</text:a></text:p>
                  </text:list-item>
                </text:list>
              </text:list-item>
              <text:list-item>
                <text:p>Other sample code </text:p>
                <text:list>
                  <text:list-item>
                    <text:p><text:a xlink:href="https://www.codeproject.com/Articles/175777/Financial-predictor-via-neural-network" xlink:type="simple">Financial-predictor-via-neural-network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2:00.646168780</meta:creation-date>
    <dc:date>2018-02-19T09:44:16.354878318</dc:date>
    <meta:editing-duration>PT2H7M59S</meta:editing-duration>
    <meta:editing-cycles>17</meta:editing-cycles>
    <meta:generator>LibreOffice/5.1.6.2$Linux_X86_64 LibreOffice_project/10m0$Build-2</meta:generator>
    <meta:document-statistic meta:object-count="45"/>
  </office:meta>
</office:document-meta>
</file>